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0800000178ADC1A3D3AB5BA67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128cm" style:rel-column-width="15899*"/>
    </style:style>
    <style:style style:name="Tableau3.B" style:family="table-column">
      <style:table-column-properties style:column-width="12.885cm" style:rel-column-width="49636*"/>
    </style:style>
    <style:style style:name="Tableau3.A1" style:family="table-cell">
      <style:table-cell-properties fo:padding="0.097cm" fo:border="none"/>
    </style:style>
    <style:style style:name="Tableau3.B4" style:family="table-cell">
      <style:table-cell-properties style:vertical-align="bottom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845cm" fo:margin-left="0.116cm" fo:margin-right="0.039cm" table:align="margins" style:writing-mode="lr-tb"/>
    </style:style>
    <style:style style:name="Tableau1.A" style:family="table-column">
      <style:table-column-properties style:column-width="2.893cm" style:rel-column-width="11254*"/>
    </style:style>
    <style:style style:name="Tableau1.B" style:family="table-column">
      <style:table-column-properties style:column-width="5.221cm" style:rel-column-width="20312*"/>
    </style:style>
    <style:style style:name="Tableau1.C" style:family="table-column">
      <style:table-column-properties style:column-width="2.328cm" style:rel-column-width="9058*"/>
    </style:style>
    <style:style style:name="Tableau1.D" style:family="table-column">
      <style:table-column-properties style:column-width="6.403cm" style:rel-column-width="24911*"/>
    </style:style>
    <style:style style:name="Tableau1.1" style:family="table-row">
      <style:table-row-properties style:row-height="1.429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leau1.2" style:family="table-row">
      <style:table-row-properties style:row-height="1.27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row-height="2.173cm" fo:keep-together="auto"/>
    </style:style>
    <style:style style:name="Tableau1.5" style:family="table-row">
      <style:table-row-properties style:row-height="0.526cm" fo:keep-together="auto"/>
    </style:style>
    <style:style style:name="Tableau1.A5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D5" style:family="table-cell">
      <style:table-cell-properties style:vertical-align="middle" fo:background-color="#ddddd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6" style:family="table-row">
      <style:table-row-properties style:row-height="1.605cm" fo:keep-together="auto"/>
    </style:style>
    <style:style style:name="Tableau1.7" style:family="table-row">
      <style:table-row-properties style:row-height="1.905cm" fo:keep-together="auto"/>
    </style:style>
    <style:style style:name="Tableau1.8" style:family="table-row">
      <style:table-row-properties style:row-height="0.988cm" fo:keep-together="auto"/>
    </style:style>
    <style:style style:name="Tableau1.9" style:family="table-row">
      <style:table-row-properties style:row-height="1.411cm" fo:keep-together="auto"/>
    </style:style>
    <style:style style:name="Tableau12" style:family="table">
      <style:table-properties style:width="17.013cm" fo:margin-left="0cm" fo:margin-right="-0.012cm" fo:break-before="page" table:align="margins"/>
    </style:style>
    <style:style style:name="Tableau12.A" style:family="table-column">
      <style:table-column-properties style:column-width="17.013cm" style:rel-column-width="65535*"/>
    </style:style>
    <style:style style:name="Tableau12.A1" style:family="table-cell">
      <style:table-cell-properties fo:padding="0.097cm" fo:border="none"/>
    </style:style>
    <style:style style:name="Tableau7" style:family="table">
      <style:table-properties style:width="17.022cm" fo:margin-left="0cm" fo:margin-right="-0.021cm" fo:break-before="auto" fo:break-after="auto" table:align="margins" fo:keep-with-next="auto" style:may-break-between-rows="true" style:writing-mode="lr-tb" table:border-model="collapsing"/>
    </style:style>
    <style:style style:name="Tableau7.A" style:family="table-column">
      <style:table-column-properties style:column-width="5.891cm" style:rel-column-width="22682*"/>
    </style:style>
    <style:style style:name="Tableau7.B" style:family="table-column">
      <style:table-column-properties style:column-width="0.106cm" style:rel-column-width="407*"/>
    </style:style>
    <style:style style:name="Tableau7.C" style:family="table-column">
      <style:table-column-properties style:column-width="1.905cm" style:rel-column-width="7334*"/>
    </style:style>
    <style:style style:name="Tableau7.E" style:family="table-column">
      <style:table-column-properties style:column-width="2.487cm" style:rel-column-width="9575*"/>
    </style:style>
    <style:style style:name="Tableau7.F" style:family="table-column">
      <style:table-column-properties style:column-width="2.611cm" style:rel-column-width="10050*"/>
    </style:style>
    <style:style style:name="Tableau7.G" style:family="table-column">
      <style:table-column-properties style:column-width="2.118cm" style:rel-column-width="8153*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.G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7.G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8" style:family="table">
      <style:table-properties style:width="16.96cm" fo:margin-left="0cm" fo:margin-right="0.041cm" table:align="margins" style:writing-mode="lr-tb"/>
    </style:style>
    <style:style style:name="Tableau8.A" style:family="table-column">
      <style:table-column-properties style:column-width="16.96cm" style:rel-column-width="65535*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.A2" style:family="table-cell">
      <style:table-cell-properties style:vertical-align="middle" fo:background-color="#2a9bb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8.4" style:family="table-row">
      <style:table-row-properties style:min-row-height="0.633cm" fo:keep-together="auto"/>
    </style:style>
    <style:style style:name="Tableau8.A4" style:family="table-cell">
      <style:table-cell-properties style:vertical-align="middle" fo:background-color="#2a9bb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5" style:family="table-row">
      <style:table-row-properties style:min-row-height="0.185cm" fo:keep-together="auto"/>
    </style:style>
    <style:style style:name="Tableau8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8" style:family="table-row">
      <style:table-row-properties style:min-row-height="0.713cm" fo:keep-together="auto"/>
    </style:style>
    <style:style style:name="Tableau8.9" style:family="table-row">
      <style:table-row-properties style:min-row-height="0.758cm" fo:keep-together="auto"/>
    </style:style>
    <style:style style:name="Tableau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10" style:family="table-row">
      <style:table-row-properties style:min-row-height="0.688cm" fo:keep-together="auto"/>
    </style:style>
    <style:style style:name="Tableau8.11" style:family="table-row">
      <style:table-row-properties style:min-row-height="1.72cm" fo:keep-together="auto"/>
    </style:style>
    <style:style style:name="Tableau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35cm" style:rel-column-width="16767*"/>
    </style:style>
    <style:style style:name="Tableau9.B" style:family="table-column">
      <style:table-column-properties style:column-width="12.651cm" style:rel-column-width="48768*"/>
    </style:style>
    <style:style style:name="Tableau9.A1" style:family="table-cell">
      <style:table-cell-properties fo:background-color="#2a9bb5" fo:padding="0.097cm" fo:border="0.05pt solid #000000">
        <style:background-image/>
      </style:table-cell-properties>
    </style:style>
    <style:style style:name="Tableau9.A2" style:family="table-cell">
      <style:table-cell-properties fo:background-color="#8dc1d4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3" style:family="table-row">
      <style:table-row-properties style:min-row-height="1.475cm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2.037cm"/>
    </style:style>
    <style:style style:name="Tableau10.B" style:family="table-column">
      <style:table-column-properties style:column-width="14.975cm"/>
    </style:style>
    <style:style style:name="Tableau10.A1" style:family="table-cell">
      <style:table-cell-properties fo:padding="0.097cm" fo:border="none"/>
    </style:style>
    <style:style style:name="P1" style:family="paragraph" style:parent-style-name="Table_20_Contents">
      <style:text-properties fo:language="fr" fo:country="FR"/>
    </style:style>
    <style:style style:name="P2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P3" style:family="paragraph" style:parent-style-name="Table_20_Contents">
      <style:text-properties fo:language="fr" fo:country="FR" fo:font-weight="bold" style:font-weight-asian="bold" style:font-weight-complex="bold"/>
    </style:style>
    <style:style style:name="P4" style:family="paragraph" style:parent-style-name="Table_20_Contents">
      <style:text-properties fo:language="fr" fo:country="FR"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285" fo:font-size="14pt" fo:language="fr" fo:country="FR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6pt" fo:language="fr" fo:country="FR" style:font-size-asian="6pt" style:font-size-complex="6pt"/>
    </style:style>
    <style:style style:name="P9" style:family="paragraph" style:parent-style-name="Table_20_Contents">
      <style:text-properties fo:font-size="6pt" fo:language="fr" fo:country="FR" fo:font-weight="bold" officeooo:rsid="0023d3d1" officeooo:paragraph-rsid="0023d3d1" fo:background-color="#ffff00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1pt" fo:language="fr" fo:country="FR" fo:font-weight="bold" officeooo:paragraph-rsid="0019f5c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1pt" fo:language="fr" fo:country="FR" fo:font-weight="bold" officeooo:rsid="00500157" officeooo:paragraph-rsid="0050015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language="fr" fo:country="FR" officeooo:paragraph-rsid="00248518" style:font-size-asian="11pt" style:font-size-complex="11pt"/>
    </style:style>
    <style:style style:name="P14" style:family="paragraph" style:parent-style-name="Table_20_Contents">
      <style:text-properties fo:font-size="11pt" fo:language="fr" fo:country="FR" officeooo:rsid="003b5b4e" officeooo:paragraph-rsid="003b5b4e" style:font-size-asian="11pt" style:font-size-complex="11pt"/>
    </style:style>
    <style:style style:name="P15" style:family="paragraph" style:parent-style-name="Table_20_Contents">
      <style:text-properties fo:font-size="11pt" fo:language="fr" fo:country="FR" officeooo:rsid="004710a6" officeooo:paragraph-rsid="004710a6" style:font-size-asian="11pt" style:font-size-complex="11pt"/>
    </style:style>
    <style:style style:name="P16" style:family="paragraph" style:parent-style-name="Table_20_Contents">
      <style:text-properties fo:font-size="11pt" fo:language="fr" fo:country="FR" officeooo:rsid="0048999f" officeooo:paragraph-rsid="0048999f" style:font-size-asian="11pt" style:font-size-complex="11pt"/>
    </style:style>
    <style:style style:name="P17" style:family="paragraph" style:parent-style-name="Table_20_Contents">
      <style:text-properties fo:font-size="11pt" fo:language="fr" fo:country="FR" officeooo:rsid="00500157" officeooo:paragraph-rsid="0050015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ffffff" fo:font-size="11pt" fo:language="fr" fo:country="FR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ff" fo:language="fr" fo:country="FR" fo:font-style="italic" fo:font-weight="bold" officeooo:rsid="004364ce" officeooo:paragraph-rsid="004364c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color="#000000" style:font-name="Arial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Arial" fo:font-size="10pt" fo:language="fr" fo:country="FR" officeooo:rsid="004e1a6e" officeooo:paragraph-rsid="004e1a6e" style:font-size-asian="10pt" style:font-size-complex="10pt"/>
    </style:style>
    <style:style style:name="P22" style:family="paragraph" style:parent-style-name="Table_20_Contents">
      <style:text-properties fo:color="#000000" style:font-name="Arial" fo:font-size="10pt" fo:language="fr" fo:country="FR" officeooo:rsid="004e1a6e" officeooo:paragraph-rsid="004e1a6e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color="#000000" style:font-name="Arial" fo:font-size="10pt" fo:language="fr" fo:country="FR" officeooo:rsid="004364ce" officeooo:paragraph-rsid="004364ce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Arial" fo:font-size="10pt" fo:language="fr" fo:country="FR" officeooo:rsid="003e7f67" officeooo:paragraph-rsid="0060f9be" style:font-size-asian="10pt" style:font-size-complex="10pt"/>
    </style:style>
    <style:style style:name="P25" style:family="paragraph" style:parent-style-name="Table_20_Contents">
      <style:text-properties style:font-name="Arial" fo:font-size="10pt" fo:language="fr" fo:country="FR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0pt" fo:language="fr" fo:country="FR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0pt" fo:language="fr" fo:country="FR" officeooo:rsid="00585872" officeooo:paragraph-rsid="00585872" style:font-size-asian="10pt" style:font-size-complex="10pt"/>
    </style:style>
    <style:style style:name="P28" style:family="paragraph" style:parent-style-name="Table_20_Contents">
      <style:text-properties fo:font-size="8pt" fo:font-weight="bold" officeooo:rsid="003d5840" officeooo:paragraph-rsid="003d5840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size="8pt" fo:font-weight="bold" officeooo:rsid="003d5840" officeooo:paragraph-rsid="005b30ab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fo:font-weight="bold" officeooo:rsid="00657b14" officeooo:paragraph-rsid="005b30ab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458917" officeooo:paragraph-rsid="00458917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officeooo:rsid="0069beff" officeooo:paragraph-rsid="0069bef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officeooo:rsid="00747563" officeooo:paragraph-rsid="00747563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71f498" officeooo:paragraph-rsid="0071f498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rsid="003dd49b" officeooo:paragraph-rsid="003dd49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6eb676" officeooo:paragraph-rsid="006eb676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72cf60" officeooo:paragraph-rsid="0072cf60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0585872" officeooo:paragraph-rsid="00585872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5b30ab" officeooo:paragraph-rsid="005b30ab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5b30ab" officeooo:paragraph-rsid="005b30ab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8pt" fo:font-weight="bold" officeooo:rsid="003dd49b" officeooo:paragraph-rsid="003dd49b" fo:background-color="transparent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0585872" officeooo:paragraph-rsid="00585872" fo:background-color="transparent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8pt" fo:font-weight="bold" officeooo:rsid="005b30ab" officeooo:paragraph-rsid="005b30ab" fo:background-color="transparent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officeooo:rsid="003dd49b" officeooo:paragraph-rsid="003dd49b" style:font-size-asian="8pt" style:font-size-complex="8pt"/>
    </style:style>
    <style:style style:name="P47" style:family="paragraph" style:parent-style-name="Header">
      <style:text-properties fo:font-size="6pt" fo:language="fr" fo:country="FR" style:font-size-asian="6pt" style:font-size-complex="6pt"/>
    </style:style>
    <style:style style:name="P48" style:family="paragraph" style:parent-style-name="Header">
      <style:paragraph-properties fo:text-align="center" style:justify-single-word="false"/>
      <style:text-properties fo:language="fr" fo:country="FR"/>
    </style:style>
    <style:style style:name="P49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P50" style:family="paragraph" style:parent-style-name="Standard">
      <style:text-properties fo:language="fr" fo:country="FR"/>
    </style:style>
    <style:style style:name="P51" style:family="paragraph" style:parent-style-name="Standard">
      <style:paragraph-properties fo:text-align="justify" style:justify-single-word="false"/>
      <style:text-properties fo:language="fr" fo:country="FR" officeooo:rsid="003fe9d4" officeooo:paragraph-rsid="003fe9d4"/>
    </style:style>
    <style:style style:name="P52" style:family="paragraph" style:parent-style-name="Standard">
      <style:paragraph-properties fo:text-align="justify" style:justify-single-word="false"/>
      <style:text-properties fo:language="fr" fo:country="FR" officeooo:rsid="003fe9d4" officeooo:paragraph-rsid="004cde65"/>
    </style:style>
    <style:style style:name="P53" style:family="paragraph" style:parent-style-name="Standard">
      <style:text-properties fo:language="fr" fo:country="FR" officeooo:rsid="004b6ddf" officeooo:paragraph-rsid="004b6ddf"/>
    </style:style>
    <style:style style:name="P54" style:family="paragraph" style:parent-style-name="Standard">
      <style:text-properties fo:language="fr" fo:country="FR" officeooo:paragraph-rsid="003f3f6f"/>
    </style:style>
    <style:style style:name="P55" style:family="paragraph" style:parent-style-name="Standard">
      <style:paragraph-properties fo:text-align="center" style:justify-single-word="false"/>
      <style:text-properties fo:color="#ffffff" fo:font-size="13pt" fo:language="fr" fo:country="FR" fo:font-weight="bold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1pt" fo:language="fr" fo:country="FR" fo:font-weight="normal" officeooo:rsid="003bbc07" officeooo:paragraph-rsid="003f3f6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language="fr" fo:country="FR" officeooo:paragraph-rsid="004e1a6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font-size="10pt" fo:language="fr" fo:country="FR" fo:font-weight="normal" officeooo:paragraph-rsid="004cde65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language="fr" fo:country="FR" fo:font-weight="normal" officeooo:rsid="004cde65" officeooo:paragraph-rsid="004cde65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0pt" fo:language="fr" fo:country="FR" fo:font-weight="normal" officeooo:rsid="004e1a6e" officeooo:paragraph-rsid="004e1a6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1" fo:font-size="10pt" fo:language="fr" fo:country="FR" style:font-size-asian="10pt"/>
    </style:style>
    <style:style style:name="P63" style:family="paragraph" style:parent-style-name="Standard">
      <style:paragraph-properties fo:text-align="center" style:justify-single-word="false"/>
      <style:text-properties style:font-name="Arial1" fo:font-size="10pt" fo:language="fr" fo:country="FR" officeooo:rsid="006237f4" officeooo:paragraph-rsid="006237f4" style:font-size-asian="10pt"/>
    </style:style>
    <style:style style:name="P64" style:family="paragraph" style:parent-style-name="Standard">
      <style:paragraph-properties fo:text-align="center" style:justify-single-word="false"/>
      <style:text-properties style:font-name="Arial1" fo:font-size="10pt" fo:language="fr" fo:country="FR" fo:font-weight="bold" style:font-size-asian="10pt" style:font-weight-asian="bold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0pt" fo:language="fr" fo:country="FR" style:font-size-asian="10.5pt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0pt" style:font-size-asian="10pt"/>
    </style:style>
    <style:style style:name="P67" style:family="paragraph" style:parent-style-name="Standard">
      <style:paragraph-properties fo:text-align="center" style:justify-single-word="false"/>
      <style:text-properties style:font-name="Arial1" fo:font-size="10pt" officeooo:paragraph-rsid="00547644" style:font-size-asian="10pt"/>
    </style:style>
    <style:style style:name="P68" style:family="paragraph" style:parent-style-name="Standard">
      <style:paragraph-properties fo:text-align="center" style:justify-single-word="false"/>
      <style:text-properties style:font-name="Arial1" fo:font-size="10pt" officeooo:paragraph-rsid="006237f4" style:font-size-asian="10pt"/>
    </style:style>
    <style:style style:name="P69" style:family="paragraph" style:parent-style-name="Standard">
      <style:paragraph-properties fo:text-align="center" style:justify-single-word="false"/>
    </style:style>
    <style:style style:name="P70" style:family="paragraph" style:parent-style-name="Standard">
      <style:paragraph-properties fo:text-align="justify" style:justify-single-word="false"/>
      <style:text-properties officeooo:paragraph-rsid="005361c8"/>
    </style:style>
    <style:style style:name="P71" style:family="paragraph" style:parent-style-name="Standard">
      <style:paragraph-properties fo:text-align="justify" style:justify-single-word="false"/>
      <style:text-properties officeooo:rsid="005361c8" officeooo:paragraph-rsid="005361c8"/>
    </style:style>
    <style:style style:name="P72" style:family="paragraph" style:parent-style-name="Standard">
      <style:paragraph-properties fo:break-before="page"/>
      <style:text-properties fo:language="fr" fo:country="FR"/>
    </style:style>
    <style:style style:name="P73" style:family="paragraph" style:parent-style-name="Standard">
      <style:paragraph-properties fo:margin-left="0cm" fo:margin-right="-1cm" fo:text-indent="0cm" style:auto-text-indent="false">
        <style:tab-stops>
          <style:tab-stop style:position="1cm"/>
          <style:tab-stop style:position="8.001cm"/>
        </style:tab-stops>
      </style:paragraph-properties>
      <style:text-properties fo:language="fr" fo:country="FR"/>
    </style:style>
    <style:style style:name="P74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fo:language="fr" fo:country="FR" officeooo:rsid="004e1a6e" officeooo:paragraph-rsid="004e1a6e"/>
    </style:style>
    <style:style style:name="P75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417f06" officeooo:paragraph-rsid="00417f06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58d6b" officeooo:paragraph-rsid="00558d6b" style:font-size-asian="8.75pt" style:font-weight-asian="normal" style:font-size-complex="10pt" style:font-weight-complex="normal"/>
    </style:style>
    <style:style style:name="P77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58d6b" officeooo:paragraph-rsid="00585872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633ed" officeooo:paragraph-rsid="005633ed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633ed" officeooo:paragraph-rsid="00574d42" style:font-size-asian="8.75pt" style:font-weight-asian="normal" style:font-size-complex="10pt" style:font-weight-complex="normal"/>
    </style:style>
    <style:style style:name="P80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b30ab" officeooo:paragraph-rsid="00574d42" style:font-size-asian="8.75pt" style:font-weight-asian="normal" style:font-size-complex="10pt" style:font-weight-complex="normal"/>
    </style:style>
    <style:style style:name="P81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4e1a6e" officeooo:paragraph-rsid="004e1a6e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bold" officeooo:rsid="005633ed" officeooo:paragraph-rsid="00585872" style:font-size-asian="8.75pt" style:font-weight-asian="bold" style:font-size-complex="10pt" style:font-weight-complex="bold"/>
    </style:style>
    <style:style style:name="P83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officeooo:paragraph-rsid="00558d6b"/>
    </style:style>
    <style:style style:name="P84" style:family="paragraph" style:parent-style-name="Standard" style:master-page-name="">
      <style:paragraph-properties style:page-number="auto" fo:break-before="auto" fo:break-after="auto"/>
      <style:text-properties fo:font-size="11pt" fo:language="fr" fo:country="FR" fo:font-weight="normal" officeooo:rsid="003bbc07" officeooo:paragraph-rsid="003f3f6f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margin-left="0.088cm" fo:margin-right="0.009cm" fo:text-align="justify" style:justify-single-word="false" fo:text-indent="0cm" style:auto-text-indent="false"/>
      <style:text-properties fo:color="#000000" style:font-name="Arial" fo:font-size="10pt" fo:language="fr" fo:country="F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Table_20_Contents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1pt" fo:language="fr" fo:country="FR" fo:font-weight="normal" officeooo:rsid="0048999f" officeooo:paragraph-rsid="00500157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1pt" fo:language="fr" fo:country="FR" fo:font-weight="normal" officeooo:rsid="006237f4" officeooo:paragraph-rsid="006237f4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0pt" fo:language="fr" fo:country="FR" fo:font-weight="normal" officeooo:rsid="0048999f" officeooo:paragraph-rsid="00500157" style:font-size-asian="10pt" style:font-weight-asian="normal" style:font-size-complex="11pt" style:font-weight-complex="normal"/>
    </style:style>
    <style:style style:name="P89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1pt" fo:font-weight="normal" officeooo:rsid="00500157" officeooo:paragraph-rsid="00500157" style:font-size-asian="11pt" style:font-weight-asian="normal" style:font-size-complex="11pt" style:font-weight-complex="normal"/>
    </style:style>
    <style:style style:name="P90" style:family="paragraph" style:parent-style-name="Header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fo:font-size="11pt" fo:font-weight="normal" officeooo:paragraph-rsid="0024534c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0.115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style:font-size-asian="10pt"/>
    </style:style>
    <style:style style:name="P92" style:family="paragraph" style:parent-style-name="Standard">
      <style:paragraph-properties fo:margin-left="0.115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officeooo:rsid="006237f4" officeooo:paragraph-rsid="006237f4" style:font-size-asian="10pt"/>
    </style:style>
    <style:style style:name="P93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style:font-size-asian="10pt"/>
    </style:style>
    <style:style style:name="P94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officeooo:paragraph-rsid="00547644" style:font-size-asian="10pt"/>
    </style:style>
    <style:style style:name="P95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officeooo:paragraph-rsid="006237f4" style:font-size-asian="10pt"/>
    </style:style>
    <style:style style:name="P96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</style:style>
    <style:style style:name="P97" style:family="paragraph" style:parent-style-name="Standard" style:list-style-name="L1">
      <style:text-properties officeooo:paragraph-rsid="0055578c"/>
    </style:style>
    <style:style style:name="P98" style:family="paragraph" style:parent-style-name="Standard" style:list-style-name="L1">
      <style:text-properties officeooo:rsid="0055578c" officeooo:paragraph-rsid="0055578c"/>
    </style:style>
    <style:style style:name="P99" style:family="paragraph" style:parent-style-name="Standard" style:list-style-name="L1">
      <style:text-properties fo:language="fr" fo:country="FR" officeooo:rsid="004b6ddf" officeooo:paragraph-rsid="00558d6b"/>
    </style:style>
    <style:style style:name="P100" style:family="paragraph" style:parent-style-name="Standard" style:list-style-name="L1">
      <style:text-properties fo:language="fr" fo:country="FR" officeooo:rsid="00558d6b" officeooo:paragraph-rsid="00558d6b"/>
    </style:style>
    <style:style style:name="P101" style:family="paragraph" style:parent-style-name="Standard" style:list-style-name="L1">
      <style:text-properties fo:language="fr" fo:country="FR" officeooo:rsid="005b30ab" officeooo:paragraph-rsid="00558d6b"/>
    </style:style>
    <style:style style:name="P102" style:family="paragraph" style:parent-style-name="Standard" style:list-style-name="L2">
      <style:paragraph-properties fo:margin-left="0.141cm" fo:margin-right="0.009cm" fo:text-align="justify" style:justify-single-word="false" fo:text-indent="0cm" style:auto-text-indent="false" style:snap-to-layout-grid="false"/>
      <style:text-properties fo:color="#000000" style:font-name="Arial" fo:font-size="10pt" fo:language="fr" fo:country="FR" fo:font-style="normal" fo:font-weight="normal" officeooo:rsid="004e1a6e" officeooo:paragraph-rsid="004e1a6e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 style:list-style-name="L3">
      <style:paragraph-properties fo:margin-left="0.141cm" fo:margin-right="0.009cm" fo:text-align="justify" style:justify-single-word="false" fo:text-indent="0cm" style:auto-text-indent="false" style:snap-to-layout-grid="false"/>
      <style:text-properties fo:color="#000000" style:font-name="Arial" fo:font-size="10pt" fo:language="fr" fo:country="FR" fo:font-style="normal" fo:font-weight="normal" officeooo:rsid="00403a39" officeooo:paragraph-rsid="0060f9be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Heading_20_2">
      <style:text-properties fo:language="fr" fo:country="FR"/>
    </style:style>
    <style:style style:name="T1" style:family="text">
      <style:text-properties officeooo:rsid="003b5b4e"/>
    </style:style>
    <style:style style:name="T2" style:family="text">
      <style:text-properties officeooo:rsid="00500157"/>
    </style:style>
    <style:style style:name="T3" style:family="text">
      <style:text-properties officeooo:rsid="0023d3d1" fo:background-color="#ffff00" loext:char-shading-value="0"/>
    </style:style>
    <style:style style:name="T4" style:family="text">
      <style:text-properties officeooo:rsid="003a2a13"/>
    </style:style>
    <style:style style:name="T5" style:family="text">
      <style:text-properties officeooo:rsid="00240ee9"/>
    </style:style>
    <style:style style:name="T6" style:family="text">
      <style:text-properties officeooo:rsid="0023d3d1"/>
    </style:style>
    <style:style style:name="T7" style:family="text">
      <style:text-properties fo:font-size="12pt" style:text-underline-style="none" fo:font-weight="bold" style:font-size-asian="12pt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391a88"/>
    </style:style>
    <style:style style:name="T11" style:family="text">
      <style:text-properties officeooo:rsid="0048999f"/>
    </style:style>
    <style:style style:name="T12" style:family="text">
      <style:text-properties officeooo:rsid="004cde65"/>
    </style:style>
    <style:style style:name="T13" style:family="text">
      <style:text-properties officeooo:rsid="00400338"/>
    </style:style>
    <style:style style:name="T14" style:family="text">
      <style:text-properties style:font-size-asian="10pt"/>
    </style:style>
    <style:style style:name="T15" style:family="text">
      <style:text-properties officeooo:rsid="00547644" style:font-size-asian="10pt"/>
    </style:style>
    <style:style style:name="T16" style:family="text">
      <style:text-properties fo:language="fr" fo:country="FR"/>
    </style:style>
    <style:style style:name="T17" style:family="text">
      <style:text-properties fo:language="fr" fo:country="FR" officeooo:rsid="00400338"/>
    </style:style>
    <style:style style:name="T18" style:family="text">
      <style:text-properties fo:language="fr" fo:country="FR" officeooo:rsid="0051fc5e"/>
    </style:style>
    <style:style style:name="T19" style:family="text">
      <style:text-properties fo:language="fr" fo:country="FR" officeooo:rsid="005361c8"/>
    </style:style>
    <style:style style:name="T20" style:family="text">
      <style:text-properties fo:language="fr" fo:country="FR" officeooo:rsid="0055578c"/>
    </style:style>
    <style:style style:name="T21" style:family="text">
      <style:text-properties fo:language="fr" fo:country="FR" officeooo:rsid="00558d6b"/>
    </style:style>
    <style:style style:name="T22" style:family="text">
      <style:text-properties fo:language="fr" fo:country="FR" officeooo:rsid="005b30ab"/>
    </style:style>
    <style:style style:name="T23" style:family="text">
      <style:text-properties officeooo:rsid="0051fc5e"/>
    </style:style>
    <style:style style:name="T24" style:family="text">
      <style:text-properties officeooo:rsid="005361c8"/>
    </style:style>
    <style:style style:name="T25" style:family="text">
      <style:text-properties officeooo:rsid="00657b14"/>
    </style:style>
    <style:style style:name="T26" style:family="text">
      <style:text-properties officeooo:rsid="0064a1e5"/>
    </style:style>
    <style:style style:name="T27" style:family="text">
      <style:text-properties style:use-window-font-color="true" fo:font-size="10pt" fo:language="fr" fo:country="FR" fo:font-weight="normal" officeooo:rsid="00558d6b" style:font-size-asian="8.75pt" style:font-weight-asian="normal" style:font-size-complex="10pt" style:font-weight-complex="normal"/>
    </style:style>
    <style:style style:name="T28" style:family="text">
      <style:text-properties officeooo:rsid="0059bf66"/>
    </style:style>
    <style:style style:name="T29" style:family="text">
      <style:text-properties officeooo:rsid="005b30ab"/>
    </style:style>
    <style:style style:name="T30" style:family="text">
      <style:text-properties officeooo:rsid="005b8851"/>
    </style:style>
    <style:style style:name="T31" style:family="text">
      <style:text-properties officeooo:rsid="0060f9be"/>
    </style:style>
    <style:style style:name="T32" style:family="text">
      <style:text-properties officeooo:rsid="00403a39"/>
    </style:style>
    <style:style style:name="T33" style:family="text">
      <style:text-properties officeooo:rsid="006237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Présentation de l'audi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Entité<text:span text:style-name="T1">s</text:span> auditée<text:span text:style-name="T1">s</text:span> :</text:p>
          </table:table-cell>
          <table:table-cell table:style-name="Tableau3.A1" office:value-type="string">
            <text:p text:style-name="P15">Structures et Ouvrages d’Art (SOA)</text:p>
            <text:p text:style-name="P15">Matériaux Infrastructures (MI)</text:p>
          </table:table-cell>
        </table:table-row>
        <table:table-row>
          <table:table-cell table:style-name="Tableau3.A1" office:value-type="string">
            <text:p text:style-name="P10">Équipe <text:span text:style-name="T6">d’</text:span>audit :</text:p>
          </table:table-cell>
          <table:table-cell table:style-name="Tableau3.A1" office:value-type="string">
            <text:p text:style-name="P15">Christophe Badrouillet (CB)</text:p>
            <text:p text:style-name="P15">Pascal Bligny (PB)</text:p>
          </table:table-cell>
        </table:table-row>
        <table:table-row>
          <table:table-cell table:style-name="Tableau3.A1" office:value-type="string">
            <text:p text:style-name="P11">Objectifs et champ </text:p>
            <text:p text:style-name="P11">de l'audit :</text:p>
          </table:table-cell>
          <table:table-cell table:style-name="Tableau3.A1" office:value-type="string">
            <text:p text:style-name="P16">Vérifier la conformité des essais accrédités COFRAC </text:p>
            <text:p text:style-name="P14"><text:s/><text:span text:style-name="T11">programmes 3 (bétons) et 23 (granulats)</text:span></text:p>
          </table:table-cell>
        </table:table-row>
        <table:table-row>
          <table:table-cell table:style-name="Tableau3.A1" office:value-type="string">
            <text:p text:style-name="P10">Référentiels de l'audit :</text:p>
          </table:table-cell>
          <table:table-cell table:style-name="Tableau3.B4" office:value-type="string">
            <text:p text:style-name="P13"/>
            <text:p text:style-name="P16">ISO 17 025</text:p>
          </table:table-cell>
        </table:table-row>
        <table:table-row>
          <table:table-cell table:style-name="Tableau3.A1" office:value-type="string">
            <text:p text:style-name="P12">Documents </text:p>
          </table:table-cell>
          <table:table-cell table:style-name="Tableau3.B4" office:value-type="string">
            <text:p text:style-name="P17">Tous les documents ont été fournis depuis l’interface web <text:span text:style-name="T30">du</text:span> DLCF : </text:p>
            <text:p text:style-name="P17"><text:a xlink:type="simple" xlink:href="https://alexandrecuer.github.io/QualitySystemSI/" text:style-name="Internet_20_link" text:visited-style-name="Visited_20_Internet_20_Link">https://alexandrecuer.github.io/QualitySystemSI/</text:a></text:p>
          </table:table-cell>
        </table:table-row>
      </table:table>
      <text:p text:style-name="P50"/>
      <text:p text:style-name="P50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104" text:outline-level="2"><text:span text:style-name="T8">Programme d</text:span><text:span text:style-name="T9">'</text:span><text:span text:style-name="T8">audit</text:span></text:h>
          </table:table-cell>
        </table:table-row>
      </table:table>
      <text:p text:style-name="P5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8">Horaire</text:p>
            <text:p text:style-name="P48">(prévu) / réalisé</text:p>
          </table:table-cell>
          <table:table-cell table:style-name="Tableau1.B1" office:value-type="string">
            <text:p text:style-name="P48">Thème abordé</text:p>
          </table:table-cell>
          <table:table-cell table:style-name="Tableau1.B1" office:value-type="string">
            <text:p text:style-name="P48">Auditeur<text:span text:style-name="T6">s</text:span></text:p>
          </table:table-cell>
          <table:table-cell table:style-name="Tableau1.D1" office:value-type="string">
            <text:p text:style-name="P48">Personnes <text:span text:style-name="T7">rencontrées</text:span></text:p>
          </table:table-cell>
        </table:table-row>
        <table:table-row table:style-name="Tableau1.2">
          <table:table-cell table:style-name="Tableau1.A2" office:value-type="string">
            <text:p text:style-name="P62">9H<text:span text:style-name="T33">00</text:span></text:p>
          </table:table-cell>
          <table:table-cell table:style-name="Tableau1.A2" office:value-type="string">
            <text:p text:style-name="P91">Réunion d’ouverture</text:p>
            <text:p text:style-name="P69">(présentation des intervenants, portée)</text:p>
          </table:table-cell>
          <table:table-cell table:style-name="Tableau1.A2" office:value-type="string">
            <text:p text:style-name="P86">PB et CB</text:p>
          </table:table-cell>
          <table:table-cell table:style-name="Tableau1.D2" office:value-type="string">
            <text:p text:style-name="P93">Direction,</text:p>
            <text:p text:style-name="P66">responsables qualité,</text:p>
            <text:p text:style-name="P66">responsables d’UT</text:p>
          </table:table-cell>
        </table:table-row>
        <table:table-row table:style-name="Tableau1.3">
          <table:table-cell table:style-name="Tableau1.A2" office:value-type="string">
            <text:p text:style-name="P62">9H<text:span text:style-name="T33">30</text:span></text:p>
          </table:table-cell>
          <table:table-cell table:style-name="Tableau1.A2" office:value-type="string">
            <text:p text:style-name="P91">Exigences relatives au système de management</text:p>
            <text:p text:style-name="P66">(formation/habilitation, revue de direction, suivi des écarts,</text:p>
            <text:p text:style-name="P66">gestion documentaire...)</text:p>
          </table:table-cell>
          <table:table-cell table:style-name="Tableau1.A2" office:value-type="string">
            <text:p text:style-name="P86">PB et CB</text:p>
          </table:table-cell>
          <table:table-cell table:style-name="Tableau1.D2" office:value-type="string">
            <text:p text:style-name="P93">Direction,</text:p>
            <text:p text:style-name="P66">responsables</text:p>
            <text:p text:style-name="P66">qualité,</text:p>
            <text:p text:style-name="P66">responsables</text:p>
            <text:p text:style-name="P93">d’UT</text:p>
          </table:table-cell>
        </table:table-row>
        <table:table-row table:style-name="Tableau1.3">
          <table:table-cell table:style-name="Tableau1.A2" office:value-type="string">
            <text:p text:style-name="P63">10H30</text:p>
          </table:table-cell>
          <table:table-cell table:style-name="Tableau1.A2" office:value-type="string">
            <text:p text:style-name="P92">Audit par programme dans chaque unité technique</text:p>
          </table:table-cell>
          <table:table-cell table:style-name="Tableau1.A2" office:value-type="string">
            <text:p text:style-name="P87">PB (prog 3)</text:p>
            <text:p text:style-name="P87"/>
            <text:p text:style-name="P87">CB (prog23)</text:p>
          </table:table-cell>
          <table:table-cell table:style-name="Tableau1.D2" office:value-type="string">
            <text:p text:style-name="P95">Responsable UT,</text:p>
            <text:p text:style-name="P68">responsables et</text:p>
            <text:p text:style-name="P95">chargés d’essais</text:p>
          </table:table-cell>
        </table:table-row>
        <table:table-row table:style-name="Tableau1.5">
          <table:table-cell table:style-name="Tableau1.A5" office:value-type="string">
            <text:p text:style-name="P64">12H00</text:p>
          </table:table-cell>
          <table:table-cell table:style-name="Tableau1.A5" office:value-type="string">
            <text:p text:style-name="P91">Repas</text:p>
          </table:table-cell>
          <table:table-cell table:style-name="Tableau1.A5" office:value-type="string">
            <text:p text:style-name="P90"/>
          </table:table-cell>
          <table:table-cell table:style-name="Tableau1.D5" office:value-type="string">
            <text:p text:style-name="P96"/>
          </table:table-cell>
        </table:table-row>
        <table:table-row table:style-name="Tableau1.6">
          <table:table-cell table:style-name="Tableau1.A2" office:value-type="string">
            <text:p text:style-name="P62">13H30</text:p>
          </table:table-cell>
          <table:table-cell table:style-name="Tableau1.A2" office:value-type="string">
            <text:p text:style-name="P91">Exigences Techniques (ex domaine 3)</text:p>
            <text:p text:style-name="P91">Suivi d‘un essai de compression</text:p>
          </table:table-cell>
          <table:table-cell table:style-name="Tableau1.A2" office:value-type="string">
            <text:p text:style-name="P89">PB</text:p>
          </table:table-cell>
          <table:table-cell table:style-name="Tableau1.D2" office:value-type="string">
            <text:p text:style-name="P93">Responsable UT,</text:p>
            <text:p text:style-name="P66">responsables et</text:p>
            <text:p text:style-name="P93">chargés d’essais</text:p>
          </table:table-cell>
        </table:table-row>
        <table:table-row table:style-name="Tableau1.7">
          <table:table-cell table:style-name="Tableau1.A2" office:value-type="string">
            <text:p text:style-name="P65"><text:span text:style-name="T15">1</text:span><text:span text:style-name="T14">3H30</text:span></text:p>
          </table:table-cell>
          <table:table-cell table:style-name="Tableau1.A2" office:value-type="string">
            <text:p text:style-name="P91">Exigences Techniques (ex domaine 23)</text:p>
            <text:p text:style-name="P91">suivi d’un essai d'aplatissement</text:p>
          </table:table-cell>
          <table:table-cell table:style-name="Tableau1.A2" office:value-type="string">
            <text:p text:style-name="P89">CB</text:p>
          </table:table-cell>
          <table:table-cell table:style-name="Tableau1.D2" office:value-type="string">
            <text:p text:style-name="P93">Responsable UT,</text:p>
            <text:p text:style-name="P66">responsable et</text:p>
            <text:p text:style-name="P93">chargé d’essais</text:p>
          </table:table-cell>
        </table:table-row>
        <table:table-row table:style-name="Tableau1.8">
          <table:table-cell table:style-name="Tableau1.A2" office:value-type="string">
            <text:p text:style-name="P62">16H30</text:p>
          </table:table-cell>
          <table:table-cell table:style-name="Tableau1.A2" office:value-type="string">
            <text:p text:style-name="P91">Réunion de synthèse</text:p>
          </table:table-cell>
          <table:table-cell table:style-name="Tableau1.A2" office:value-type="string">
            <text:p text:style-name="P88">PB et CB</text:p>
          </table:table-cell>
          <table:table-cell table:style-name="Tableau1.D2" office:value-type="string">
            <text:p text:style-name="P93">auditeur<text:span text:style-name="T2">s</text:span> seul<text:span text:style-name="T2">s</text:span></text:p>
          </table:table-cell>
        </table:table-row>
        <table:table-row table:style-name="Tableau1.9">
          <table:table-cell table:style-name="Tableau1.A2" office:value-type="string">
            <text:p text:style-name="P62">17H00</text:p>
          </table:table-cell>
          <table:table-cell table:style-name="Tableau1.A2" office:value-type="string">
            <text:p text:style-name="P91">Réunion de clôture</text:p>
          </table:table-cell>
          <table:table-cell table:style-name="Tableau1.A2" office:value-type="string">
            <text:p text:style-name="P88">PB et CB</text:p>
          </table:table-cell>
          <table:table-cell table:style-name="Tableau1.D2" office:value-type="string">
            <text:p text:style-name="P94">Direction,</text:p>
            <text:p text:style-name="P67">responsables qualité,</text:p>
            <text:p text:style-name="P94">responsables d’UT</text:p>
          </table:table-cell>
        </table:table-row>
      </table:table>
      <text:p text:style-name="P84"/>
      <text:p text:style-name="P57"/>
      <text:p text:style-name="P57"><text:soft-page-break/></text:p>
      <text:p text:style-name="P57"/>
      <text:p text:style-name="P57"/>
      <text:p text:style-name="P54"/>
      <table:table table:name="Tableau12" table:style-name="Tableau12">
        <table:table-column table:style-name="Tableau12.A"/>
        <table:table-row>
          <table:table-cell table:style-name="Tableau12.A1" office:value-type="string">
            <text:h text:style-name="P104" text:outline-level="2">Conformité à la norme NF EN ISO/CEI 17025</text:h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28">Chapitre NF EN ISO /<text:span text:style-name="T25">CEI</text:span> 17025 version 2017</text:p>
          </table:table-cell>
          <table:table-cell table:style-name="Tableau7.A1" office:value-type="string">
            <text:p text:style-name="P28">Examiné</text:p>
          </table:table-cell>
          <table:table-cell table:style-name="Tableau7.A1" office:value-type="string">
            <text:p text:style-name="P41">Examiné</text:p>
            <text:p text:style-name="P29">Sans objet</text:p>
          </table:table-cell>
          <table:table-cell table:style-name="Tableau7.A1" office:value-type="string">
            <text:p text:style-name="P29">Point </text:p>
            <text:p text:style-name="P29">Fort</text:p>
          </table:table-cell>
          <table:table-cell table:style-name="Tableau7.A1" office:value-type="string">
            <text:p text:style-name="P29">Piste </text:p>
            <text:p text:style-name="P29">de Progrès</text:p>
          </table:table-cell>
          <table:table-cell table:style-name="Tableau7.A1" office:value-type="string">
            <text:p text:style-name="P30">Écart </text:p>
            <text:p text:style-name="P30">non-critique</text:p>
          </table:table-cell>
          <table:table-cell table:style-name="Tableau7.G1" office:value-type="string">
            <text:p text:style-name="P30">Écart </text:p>
            <text:p text:style-name="P30">critique</text:p>
          </table:table-cell>
        </table:table-row>
        <table:table-row table:style-name="Tableau7.1">
          <table:table-cell table:style-name="Tableau7.A2" office:value-type="string">
            <text:p text:style-name="P28">4. Exigences général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33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28">5. Exigences structurell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28">6. Exigences en ressources</text:p>
          </table:table-cell>
          <table:table-cell table:style-name="Tableau7.A2" office:value-type="string">
            <text:p text:style-name="P44">X</text:p>
          </table:table-cell>
          <table:table-cell table:style-name="Tableau7.A2" office:value-type="string">
            <text:p text:style-name="P45">X</text:p>
          </table:table-cell>
          <table:table-cell table:style-name="Tableau7.A2" office:value-type="string">
            <text:p text:style-name="P43"/>
          </table:table-cell>
          <table:table-cell table:style-name="Tableau7.A2" office:value-type="string">
            <text:p text:style-name="P42"/>
          </table:table-cell>
          <table:table-cell table:style-name="Tableau7.A2" office:value-type="string">
            <text:p text:style-name="P42"/>
          </table:table-cell>
          <table:table-cell table:style-name="Tableau7.G2" office:value-type="string">
            <text:p text:style-name="P42"/>
          </table:table-cell>
        </table:table-row>
        <table:table-row table:style-name="Tableau7.1">
          <table:table-cell table:style-name="Tableau7.A2" office:value-type="string">
            <text:p text:style-name="P46">6.1 généralité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6.2 personnel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3</text:p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40">PS1</text:p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6.3 installations et conditions ambiant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2</text:p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40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6.4 équipement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2</text:p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31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6.5 traçabilité métrologique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3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6.6 produits et services de prestat<text:span text:style-name="T26">a</text:span>ires extern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5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36">7. Exigences relatives aux processu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1 revues de demande, appels d’offres, contrat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2 sélection, vérification et validation des méthod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3 Echantillonnage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4 Manutention des objets d’essais et d’étalonnage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5 Enregistrements techniqu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6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6 Evaluation de l’incertitude de mesure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4 - PF5</text:p>
          </table:table-cell>
          <table:table-cell table:style-name="Tableau7.A2" office:value-type="string">
            <text:p text:style-name="P37"/>
          </table:table-cell>
          <table:table-cell table:style-name="Tableau7.A2" office:value-type="string">
            <text:p text:style-name="P40">PS2 - PS5</text:p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7 Assurer la validité des résultat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40">PS6</text:p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8 rapports sur les résultat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8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9 réclamation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10 travaux non conform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7.11 ma<text:span text:style-name="T29">î</text:span>trise des données et gestion de l’information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36">8. Exigences relatives au système de management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1 Option de système de management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2 documentation du système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40">PF1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3 maîtrise de la documentation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40">PS3 - PS4</text:p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4 Maîtrise des enregistrement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5 Actions à mettre en œuvre face aux risques et opportunité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6 Amélioration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3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7 actions correctiv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8 audits internes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G2" office:value-type="string">
            <text:p text:style-name="P32"/>
          </table:table-cell>
        </table:table-row>
        <table:table-row table:style-name="Tableau7.1">
          <table:table-cell table:style-name="Tableau7.A2" office:value-type="string">
            <text:p text:style-name="P46">8.9 revues de direction</text:p>
          </table:table-cell>
          <table:table-cell table:style-name="Tableau7.A2" office:value-type="string">
            <text:p text:style-name="P39">X</text:p>
          </table:table-cell>
          <table:table-cell table:style-name="Tableau7.A2" office:value-type="string">
            <text:p text:style-name="P40">X</text:p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32"/>
          </table:table-cell>
          <table:table-cell table:style-name="Tableau7.A2" office:value-type="string">
            <text:p text:style-name="P40">PS7</text:p>
          </table:table-cell>
          <table:table-cell table:style-name="Tableau7.G2" office:value-type="string">
            <text:p text:style-name="P32"/>
          </table:table-cell>
        </table:table-row>
      </table:table>
      <text:p text:style-name="P50"/>
      <text:p text:style-name="P72"/>
      <text:p text:style-name="P50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56">Notes et commentaires :</text:p>
            <text:p text:style-name="P56"/>
            <text:p text:style-name="P52">Le C<text:span text:style-name="T24">erema</text:span> Centre-Est dispose d’un manuel management de l’organisme, DG.MQSE.001 qui est décliné en Plan Qualité du Département Laboratoire de Clermont-Ferrand (DLCF), DG.MQSE.005.</text:p>
            <text:p text:style-name="P52">Ce Plan Qualité détaille l’organisation globale <text:span text:style-name="T13">du laboratoire et explicite processus par processus le fonctionnement du DLCF.</text:span></text:p>
            <text:p text:style-name="P70"><text:span text:style-name="T17">L’activité COFRAC est régie par les procédures R2.DLCF.P.001, qui décrit les qualifications et habilitations des agents, </text:span><text:span text:style-name="T19">propres au DLCF</text:span><text:span text:style-name="T17">, et R2.P.002, </text:span><text:span text:style-name="T19">plus générale</text:span><text:span text:style-name="T17">, qui détaille la réalisation des prestations selon le référentiel NF EN ISO CEI 17025. </text:span></text:p>
            <text:p text:style-name="P70"><text:span text:style-name="T19">Ces 2 procédures sont </text:span><text:span text:style-name="T17">complétées par une </text:span><text:span text:style-name="T18">ou plusieurs</text:span><text:span text:style-name="T17"> instruction</text:span><text:span text:style-name="T18">s</text:span><text:span text:style-name="T17"> pour chaque unité concernée : R2.DLCF.I.009, </text:span>R2.DLCF.I.040 <text:span text:style-name="T23">et </text:span>R2.DLCF.I.041 <text:span text:style-name="T17">pour l’activité bétons et R2.DLCF.I.006 pour les granulats.</text:span></text:p>
            <text:p text:style-name="P71"><text:span text:style-name="T17">I</text:span><text:span text:style-name="T16">l est à noter la volonté du laboratoire d’arrêter l’accréditation sur le périmètre des granulats (ex domaine 23) eu égard à la réorganisation dans le cadre du projet Cerem’Avenir</text:span></text:p>
            <text:p text:style-name="P51"/>
          </table:table-cell>
        </table:table-row>
        <table:table-row table:style-name="Tableau8.1">
          <table:table-cell table:style-name="Tableau8.A2" office:value-type="string">
            <text:p text:style-name="P55">Points forts</text:p>
          </table:table-cell>
        </table:table-row>
        <table:table-row table:style-name="Tableau8.1">
          <table:table-cell table:style-name="Tableau8.A1" office:value-type="string">
            <text:p text:style-name="P53"/>
            <text:list xml:id="list2782764904" text:style-name="L1">
              <text:list-item>
                <text:p text:style-name="P97"><text:span text:style-name="T22">PF1 : </text:span><text:span text:style-name="T20">Système documentaire simple : on retrouve tous les documents très rapidement</text:span></text:p>
              </text:list-item>
              <text:list-item>
                <text:p text:style-name="P98"><text:span text:style-name="T22">PF2 : </text:span><text:span text:style-name="T16">Salles d’essais très bien tenues </text:span><text:span text:style-name="T21">(propreté et rangement)</text:span></text:p>
              </text:list-item>
              <text:list-item>
                <text:p text:style-name="P99"><text:span text:style-name="T29">PF3 : </text:span>très fortes compétences techniques de l’ensemble des personnes rencontrées</text:p>
              </text:list-item>
              <text:list-item>
                <text:p text:style-name="P99"><text:span text:style-name="T29">PF4 : organisation régulière de </text:span>campagnes d’essais croisés</text:p>
              </text:list-item>
              <text:list-item>
                <text:p text:style-name="P100"><text:span text:style-name="T29">PF5 : </text:span>bonne maîtrise des facteurs d’influence (calcul d’incertitude)</text:p>
              </text:list-item>
              <text:list-item>
                <text:p text:style-name="P101">PF6 : les revues d’essais sont complètes</text:p>
              </text:list-item>
            </text:list>
            <text:p text:style-name="P53"/>
          </table:table-cell>
        </table:table-row>
        <table:table-row table:style-name="Tableau8.4">
          <table:table-cell table:style-name="Tableau8.A4" office:value-type="string">
            <text:p text:style-name="P55">Points sensibles</text:p>
          </table:table-cell>
        </table:table-row>
        <table:table-row table:style-name="Tableau8.5">
          <table:table-cell table:style-name="Tableau8.A13" office:value-type="string">
            <text:p text:style-name="P75"><text:span text:style-name="T29">PS1 : </text:span>f<text:span text:style-name="T12">ragilité de l’ex domaine 23 qui se compose d’un seul responsable d’essai / chargé d’essai</text:span></text:p>
            <text:p text:style-name="P83"><text:span text:style-name="T22">PS2 : </text:span><text:span text:style-name="T16">CEREMA-DLCF-incertitude-compression-2016.pdf : </text:span><text:span text:style-name="T27">béton : calcul d’incertitude pas à jour</text:span></text:p>
            <text:p text:style-name="P77"><text:span text:style-name="T29">PS3 : R2.DLCF.I.009, R2.DLCF.I.040 et R2.DLCF.I.041 : </text:span>instructions bétons mentionnant toujours le nom de Vincent GARDE</text:p>
            <text:p text:style-name="P76"><text:span text:style-name="T29">PS4 : R2.DLCF.P.001 - </text:span>annexe spécifique COFRAC : mettre Matthieu CIPIERE <text:span text:style-name="T28">en chargé d’essais sur tous les essais de l’ex domaine 3, conformément à son dossier de qualification et d’habilitation</text:span></text:p>
            <text:p text:style-name="P78"><text:span text:style-name="T29">PS5 : </text:span>R2.DLCF.E.016_prog_CIL.odt : tableau de suivi des essais croisés pas à jour</text:p>
            <text:p text:style-name="P80">PS6 : R2.DLCF.I.009 – instruction en compression : mettre en place une vérification des tolérances géométriques des éprouvettes provenant de l’extérieur, comme stipulé dans la norme 12390-1.</text:p>
            <text:p text:style-name="P82"><text:span text:style-name="T29">PS7 : </text:span>revue du programme 3 <text:span text:style-name="T31">non</text:span> réalisée en 2020</text:p>
            <text:p text:style-name="P79"/>
          </table:table-cell>
        </table:table-row>
        <table:table-row table:style-name="Tableau8.1">
          <table:table-cell table:style-name="Tableau8.A2" office:value-type="string">
            <text:p text:style-name="P55">Pistes de progrès</text:p>
          </table:table-cell>
        </table:table-row>
        <table:table-row table:style-name="Tableau8.1">
          <table:table-cell table:style-name="Tableau8.A13" office:value-type="string">
            <text:p text:style-name="P81">enregistrement de la satisfaction client au regard des essais COFRAC</text:p>
          </table:table-cell>
        </table:table-row>
        <table:table-row table:style-name="Tableau8.8">
          <table:table-cell table:style-name="Tableau8.A4" office:value-type="string">
            <text:p text:style-name="P55">Non-conformités mineures</text:p>
          </table:table-cell>
        </table:table-row>
        <table:table-row table:style-name="Tableau8.9">
          <table:table-cell table:style-name="Tableau8.A13" office:value-type="string">
            <text:p text:style-name="P74">l’équipe d’audit n’a pas de relevé de non conformité mineure</text:p>
          </table:table-cell>
        </table:table-row>
        <table:table-row table:style-name="Tableau8.10">
          <table:table-cell table:style-name="Tableau8.A2" office:value-type="string">
            <text:p text:style-name="P55">Remarques</text:p>
          </table:table-cell>
        </table:table-row>
        <table:table-row table:style-name="Tableau8.11">
          <table:table-cell table:style-name="Tableau8.A13" office:value-type="string">
            <text:p text:style-name="P74">l’équipe d’audit n’a pas de remarque particulière à formuler</text:p>
            <text:p text:style-name="P74"/>
          </table:table-cell>
        </table:table-row>
        <table:table-row table:style-name="Tableau8.1">
          <table:table-cell table:style-name="Tableau8.A4" office:value-type="string">
            <text:p text:style-name="P55">Remarques</text:p>
          </table:table-cell>
        </table:table-row>
        <text:soft-page-break/>
        <table:table-row table:style-name="Tableau8.1">
          <table:table-cell table:style-name="Tableau8.A13" office:value-type="string">
            <text:p text:style-name="P59"/>
            <text:p text:style-name="P60">Le système qualité mis en oeuvre dans les unités SOA et MI du DLCF répond aux exigences du COFRAC.</text:p>
            <text:p text:style-name="P59"/>
            <text:p text:style-name="P61">Le point sensible et la piste de progrès relevés lors de cet audit ne sont pas de nature à remettre en cause la qualité et la traçabilité des résultats d’essais fournis par le DLCF.</text:p>
            <text:p text:style-name="P58"/>
          </table:table-cell>
        </table:table-row>
      </table:table>
      <text:p text:style-name="P50"/>
      <text:h text:style-name="P104" text:outline-level="2">Retour <text:span text:style-name="T10">d’</text:span>expérience sur le fonctionnement de l'audit interne</text:h>
      <text:p text:style-name="P5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8">Commentaires des auditeurs internes</text:p>
          </table:table-cell>
          <table:covered-table-cell/>
        </table:table-row>
        <table:table-row>
          <table:table-cell table:style-name="Tableau9.A2" office:value-type="string">
            <text:p text:style-name="P1">Sur le champ et/ou les objectifs de l'audit</text:p>
          </table:table-cell>
          <table:table-cell table:style-name="Tableau9.B2" office:value-type="string">
            <text:p text:style-name="P21"/>
          </table:table-cell>
        </table:table-row>
        <table:table-row table:style-name="Tableau9.3">
          <table:table-cell table:style-name="Tableau9.A2" office:value-type="string">
            <text:p text:style-name="P1">Sur le déroulement de l'audit</text:p>
          </table:table-cell>
          <table:table-cell table:style-name="Tableau9.B3" office:value-type="string">
            <text:list xml:id="list1886840642" text:style-name="L2">
              <text:list-header>
                <text:p text:style-name="P102">l’audit se déroule dans de bonnes conditions. le temps d’audit est approprié</text:p>
              </text:list-header>
            </text:list>
            <text:list xml:id="list1897124954" text:style-name="L3">
              <text:list-header>
                <text:p text:style-name="P103">L’exercice de tra<text:span text:style-name="T31">ç</text:span>abilité <text:span text:style-name="T31">sur chaque </text:span>programme est réalisé sans aucune difficulté.</text:p>
              </text:list-header>
            </text:list>
            <text:p text:style-name="P85"/>
          </table:table-cell>
        </table:table-row>
        <table:table-row>
          <table:table-cell table:style-name="Tableau9.A2" office:value-type="string">
            <text:p text:style-name="P1">Sur la qualité de la relation auditeurs-audités</text:p>
          </table:table-cell>
          <table:table-cell table:style-name="Tableau9.B4" office:value-type="string">
            <text:p text:style-name="P21">bonne ambiance dans la relation auditeurs/audités</text:p>
            <text:p text:style-name="P24"><text:span text:style-name="T32">T</text:span>outes les personnes rencontrées le jour de l’audit sont très disponibles. <text:span text:style-name="T32">L</text:span>es discussions sont orientées vers une démarche constructive d’amélioration de la qualité. <text:span text:style-name="T32">Des échanges ont également lieu sur des sujets plus techniques.</text:span></text:p>
            <text:p text:style-name="P23"/>
          </table:table-cell>
        </table:table-row>
        <table:table-row>
          <table:table-cell table:style-name="Tableau9.A5" table:number-columns-spanned="2" office:value-type="string">
            <text:p text:style-name="P25"/>
          </table:table-cell>
          <table:covered-table-cell/>
        </table:table-row>
        <table:table-row>
          <table:table-cell table:style-name="Tableau9.A2" office:value-type="string">
            <text:p text:style-name="P1">Appréciation des audités sur le déroulement de l'audit</text:p>
          </table:table-cell>
          <table:table-cell table:style-name="Tableau9.B6" office:value-type="string">
            <text:p text:style-name="P26"/>
            <text:p text:style-name="P27">RAS</text:p>
            <text:p text:style-name="P26"/>
            <text:p text:style-name="P26"/>
          </table:table-cell>
        </table:table-row>
        <table:table-row>
          <table:table-cell table:style-name="Tableau9.A2" office:value-type="string">
            <text:p text:style-name="P1">Perception de l'auditeur sur le déroulement global de l'audit </text:p>
          </table:table-cell>
          <table:table-cell table:style-name="Tableau9.B7" office:value-type="string">
            <text:p text:style-name="P22">L’audit s’est déroulé dans de très bonnes conditions. Tous les documents demandés sont facilement accessibles. Les personnes sont très investies dans la démarche qualité.</text:p>
            <text:p text:style-name="P20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3">Signature des auditeurs</text:p>
          </table:table-cell>
          <table:table-cell table:style-name="Tableau11.A1" office:value-type="string">
            <text:p text:style-name="P19">Pascal BLIGNY</text:p>
            <text:p text:style-name="P1"/>
            <text:p text:style-name="P3">Responsable d'audit</text:p>
          </table:table-cell>
          <table:table-cell table:style-name="Tableau11.A1" office:value-type="string">
            <text:p text:style-name="P19">Christophe BADROUILLET</text:p>
          </table:table-cell>
        </table:table-row>
        <table:table-row>
          <table:table-cell table:style-name="Tableau11.A1" office:value-type="string">
            <text:p text:style-name="P3"/>
            <text:p text:style-name="P3">Date : <text:span text:style-name="T31">04/01/21</text:span></text:p>
            <text:p text:style-name="P3"/>
            <text:p text:style-name="P3"/>
            <text:p text:style-name="P3"/>
          </table:table-cell>
          <table:table-cell table:style-name="Tableau11.A1" office:value-type="string">
            <text:p text:style-name="P1"/>
          </table:table-cell>
          <table:table-cell table:style-name="Tableau11.A1" office:value-type="string">
            <text:p text:style-name="P1"/>
          </table:table-cell>
        </table:table-row>
      </table:table>
      <text:p text:style-name="P5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Diffusion :</text:p>
          </table:table-cell>
          <table:table-cell table:style-name="Tableau10.A1" office:value-type="string">
            <text:p text:style-name="P4">(Après validation auprès des participants à l’audit)</text:p>
          </table:table-cell>
        </table:table-row>
        <table:table-row>
          <table:table-cell table:style-name="Tableau10.A1" office:value-type="string">
            <text:p text:style-name="P1"/>
          </table:table-cell>
          <table:table-cell table:style-name="Tableau10.A1" office:value-type="string">
            <text:p text:style-name="P1">Participants à l'audit</text:p>
            <text:p text:style-name="P1">Responsable qualité de département</text:p>
            <text:p text:style-name="P1">Pilote(s) de processus concerné(s)</text:p>
            <text:p text:style-name="P1">Chargé de mission qualité</text:p>
          </table:table-cell>
        </table:table-row>
      </table:table>
      <text:p text:style-name="P50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1cm" fo:margin-top="0cm" fo:margin-bottom="0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cfe7f5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7cm" fo:margin-right="0cm" fo:margin-top="0cm" fo:margin-bottom="0cm" loext:contextual-spacing="false" fo:text-indent="0cm" style:auto-text-indent="false" fo:keep-with-next="always"/>
      <style:text-properties fo:font-size="9pt" fo:font-weight="bold" style:font-size-asian="9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501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WW8Num5z0" style:family="text">
      <style:text-properties style:font-name="Arial Gras" fo:font-family="'Arial Gra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8.094cm"/>
    </style:style>
    <style:style style:name="Tableau2.C" style:family="table-column">
      <style:table-column-properties style:column-width="3.521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6pt" fo:language="fr" fo:country="FR" style:font-size-asian="6pt" style:font-size-complex="6pt"/>
    </style:style>
    <style:style style:name="MP5" style:family="paragraph" style:parent-style-name="Table_20_Contents">
      <style:text-properties fo:font-size="6pt" fo:language="fr" fo:country="FR" fo:font-weight="bold" officeooo:rsid="0023d3d1" officeooo:paragraph-rsid="0023d3d1" fo:background-color="#ffff00" style:font-size-asian="6pt" style:font-weight-asian="bold" style:font-size-complex="6pt" style:font-weight-complex="bold"/>
    </style:style>
    <style:style style:name="MP6" style:family="paragraph" style:parent-style-name="Header">
      <style:text-properties fo:font-size="6pt" fo:language="fr" fo:country="FR" style:font-size-asian="6pt" style:font-size-complex="6pt"/>
    </style:style>
    <style:style style:name="MP7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MT1" style:family="text">
      <style:text-properties officeooo:rsid="003b5b4e"/>
    </style:style>
    <style:style style:name="MT2" style:family="text">
      <style:text-properties officeooo:rsid="00500157"/>
    </style:style>
    <style:style style:name="MT3" style:family="text">
      <style:text-properties officeooo:rsid="0023d3d1" fo:background-color="#ffff00" loext:char-shading-value="0"/>
    </style:style>
    <style:style style:name="MT4" style:family="text">
      <style:text-properties officeooo:rsid="003a2a13"/>
    </style:style>
    <style:style style:name="MT5" style:family="text">
      <style:text-properties officeooo:rsid="00240ee9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s1" text:anchor-type="paragraph" svg:width="5.001cm" svg:height="1.82cm" draw:z-index="4"><draw:image xlink:href="Pictures/100000000000040800000178ADC1A3D3AB5BA67B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Audit interne </text:p>
              <text:p text:style-name="MP2">COFRAC</text:p>
              <text:p text:style-name="MP3">département : <text:span text:style-name="MT1">DLCF</text:span></text:p>
              <text:p text:style-name="MP3">date :<text:span text:style-name="MT2">14 Octobre 2020</text:span></text:p>
            </table:table-cell>
            <table:table-cell table:style-name="Tableau2.C1" office:value-type="string">
              <text:p text:style-name="MP4">M2.DM.001</text:p>
              <text:p text:style-name="MP4">Révision : <text:span text:style-name="MT3">4</text:span></text:p>
              <text:p text:style-name="MP5"><text:span text:style-name="MT4">14</text:span>/0<text:span text:style-name="MT5">3</text:span>/16</text:p>
            </table:table-cell>
          </table:table-row>
        </table:table>
        <text:p text:style-name="MP6"/>
      </style:header>
      <style:footer>
        <text:p text:style-name="MP7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21-01-04T12:04:11.433000000</meta:creation-date>
    <dc:language>fr-FR</dc:language>
    <meta:editing-cycles>2</meta:editing-cycles>
    <meta:editing-duration>PT27S</meta:editing-duration>
    <dc:date>2021-01-11T15:42:59.702000000</dc:date>
    <meta:document-statistic meta:table-count="10" meta:image-count="1" meta:object-count="0" meta:page-count="5" meta:paragraph-count="251" meta:word-count="1047" meta:character-count="6634" meta:non-whitespace-character-count="5833"/>
    <meta:user-defined meta:name="Info 1"/>
    <meta:user-defined meta:name="Info 2"/>
    <meta:user-defined meta:name="Info 3"/>
    <meta:user-defined meta:name="Info 4"/>
  </office:meta>
</office:document-meta>
</file>